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9EFEFDEA.png"/>
  <manifest:file-entry manifest:media-type="image/png" manifest:full-path="Pictures/1000000000000320000002580E1B1ACF.png"/>
  <manifest:file-entry manifest:media-type="image/png" manifest:full-path="Pictures/100000000000032000000258931F8343.png"/>
  <manifest:file-entry manifest:media-type="image/png" manifest:full-path="Pictures/1000000000000320000002581B42268A.png"/>
  <manifest:file-entry manifest:media-type="image/png" manifest:full-path="Pictures/100000000000032000000258CA0C59C4.png"/>
  <manifest:file-entry manifest:media-type="image/png" manifest:full-path="Pictures/100000000000031A00000253D1D2414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pr1" style:family="presentation" style:parent-style-name="lyt-paper-lyt-paper_7e_LT_7e_Untertitel">
      <style:graphic-properties draw:fill-color="#ffffff" draw:auto-grow-height="true" fo:min-height="11.001cm"/>
    </style:style>
    <style:style style:name="pr2" style:family="presentation" style:parent-style-name="lyt-paper-lyt-paper_7e_LT_7e_Notizen">
      <style:graphic-properties draw:fill-color="#ffffff" draw:auto-grow-height="true" fo:min-height="13.365cm"/>
    </style:style>
    <style:style style:name="pr3" style:family="presentation" style:parent-style-name="lyt-paper-lyt-paper_7e_LT_7e_Titel">
      <style:graphic-properties draw:auto-grow-height="true" fo:min-height="3.507cm"/>
    </style:style>
    <style:style style:name="pr4" style:family="presentation" style:parent-style-name="lyt-paper-lyt-paper_7e_LT_7e_Notizen">
      <style:graphic-properties draw:fill-color="#ffffff" fo:min-height="13.114cm"/>
    </style:style>
    <style:style style:name="pr5" style:family="presentation" style:parent-style-name="lyt-paper-lyt-paper_7e_LT_7e_Titel">
      <style:graphic-properties fo:min-height="3.256cm"/>
    </style:style>
    <style:style style:name="P1" style:family="paragraph">
      <style:text-properties fo:font-size="48pt" style:font-size-asian="48pt" style:font-size-complex="48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>
        <office:forms form:automatic-focus="false" form:apply-design-mode="false"/>
        <draw:frame presentation:style-name="pr1" draw:text-style-name="P1" draw:layer="layout" svg:width="23cm" svg:height="11.001cm" svg:x="2.5cm" svg:y="5.7cm">
          <draw:text-box>
            <text:p text:style-name="P1">Instruction-cluster-based<text:line-break/>test program generation<text:line-break/>for microprocessors</text:p>
            <text:p text:style-name="P1"/>
            <text:p text:style-name="P1"><text:span text:style-name="T1">Evgeny Kornikhin</text:span><text:span text:style-name="T1"><text:line-break/></text:span><text:span text:style-name="T1">Moscow State Univers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1T11">
        <draw:frame presentation:style-name="pr3" draw:layer="layout" svg:width="24cm" svg:height="3.507cm" svg:x="2cm" svg:y="1.637cm" presentation:class="title">
          <draw:text-box>
            <text:p>Unit-level / Core-level</text:p>
          </draw:text-box>
        </draw:frame>
        <draw:frame draw:style-name="gr2" draw:layer="layout" svg:width="23cm" svg:height="11cm" svg:x="2.5cm" svg:y="5.7cm" presentation:class="object" presentation:placeholder="true">
          <draw:object xlink:href="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1T11">
        <draw:frame presentation:style-name="pr5" draw:layer="layout" svg:width="24cm" svg:height="3.256cm" svg:x="2cm" svg:y="1.762cm" presentation:class="title">
          <draw:text-box>
            <text:p>Cross-compilation</text:p>
          </draw:text-box>
        </draw:frame>
        <draw:frame draw:style-name="gr2" draw:layer="layout" svg:width="23cm" svg:height="11cm" svg:x="2.5cm" svg:y="5.7cm" presentation:class="object" presentation:placeholder="true">
          <draw:object xlink:href="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1T11">
        <draw:frame presentation:style-name="pr5" draw:layer="layout" svg:width="24cm" svg:height="3.256cm" svg:x="2cm" svg:y="1.762cm" presentation:class="title">
          <draw:text-box>
            <text:p>Random generation</text:p>
          </draw:text-box>
        </draw:frame>
        <draw:frame draw:style-name="gr2" draw:layer="layout" svg:width="23cm" svg:height="11cm" svg:x="2.5cm" svg:y="5.7cm" presentation:class="object" presentation:placeholder="true">
          <draw:object xlink:href="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1T11">
        <draw:frame presentation:style-name="pr5" draw:layer="layout" svg:width="24cm" svg:height="3.256cm" svg:x="2cm" svg:y="1.762cm" presentation:class="title">
          <draw:text-box>
            <text:p>Template-based generation</text:p>
          </draw:text-box>
        </draw:frame>
        <draw:frame draw:style-name="gr2" draw:layer="layout" svg:width="23cm" svg:height="11cm" svg:x="2.5cm" svg:y="5.7cm" presentation:class="object" presentation:placeholder="true">
          <draw:object xlink:href="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1T11">
        <draw:frame presentation:style-name="pr5" draw:layer="layout" svg:width="24cm" svg:height="3.256cm" svg:x="2cm" svg:y="1.762cm" presentation:class="title">
          <draw:text-box>
            <text:p>Genesys-Pro (CSP)</text:p>
          </draw:text-box>
        </draw:frame>
        <draw:frame draw:style-name="gr2" draw:layer="layout" svg:width="23cm" svg:height="11cm" svg:x="2.5cm" svg:y="5.7cm" presentation:class="object" presentation:placeholder="true">
          <draw:object xlink:href="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1T11">
        <draw:frame presentation:style-name="pr5" draw:layer="layout" svg:width="24cm" svg:height="3.256cm" svg:x="2cm" svg:y="1.762cm" presentation:class="title">
          <draw:text-box>
            <text:p>Model checking</text:p>
          </draw:text-box>
        </draw:frame>
        <draw:frame draw:style-name="gr2" draw:layer="layout" svg:width="23cm" svg:height="11cm" svg:x="2.5cm" svg:y="5.7cm" presentation:class="object" presentation:placeholder="true">
          <draw:object xlink:href="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1T11">
        <draw:frame presentation:style-name="pr5" draw:layer="layout" svg:width="24cm" svg:height="3.256cm" svg:x="2cm" svg:y="1.762cm" presentation:class="title">
          <draw:text-box>
            <text:p>FSM + model checking</text:p>
          </draw:text-box>
        </draw:frame>
        <draw:frame draw:style-name="gr2" draw:layer="layout" svg:width="23cm" svg:height="11cm" svg:x="2.5cm" svg:y="5.7cm" presentation:class="object" presentation:placeholder="true">
          <draw:object xlink:href="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1T11">
        <draw:frame presentation:style-name="pr5" draw:layer="layout" svg:width="24cm" svg:height="3.256cm" svg:x="2cm" svg:y="1.762cm" presentation:class="title">
          <draw:text-box>
            <text:p>Genetic algorithms</text:p>
          </draw:text-box>
        </draw:frame>
        <draw:frame draw:style-name="gr2" draw:layer="layout" svg:width="23cm" svg:height="11cm" svg:x="2.5cm" svg:y="5.7cm" presentation:class="object" presentation:placeholder="true">
          <draw:object xlink:href="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1T11">
        <draw:frame presentation:style-name="pr5" draw:layer="layout" svg:width="24cm" svg:height="3.256cm" svg:x="2cm" svg:y="1.762cm" presentation:class="title">
          <draw:text-box>
            <text:p>Test template</text:p>
          </draw:text-box>
        </draw:frame>
        <draw:frame draw:style-name="gr2" draw:layer="layout" svg:width="23cm" svg:height="11cm" svg:x="2.5cm" svg:y="5.7cm" presentation:class="object" presentation:placeholder="true">
          <draw:object xlink:href="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1T11">
        <draw:frame presentation:style-name="pr5" draw:layer="layout" svg:width="24cm" svg:height="3.439cm" svg:x="2cm" svg:y="1.671cm" presentation:class="title" presentation:user-transformed="true">
          <draw:text-box>
            <text:p>One-instruction vs instruction-cluster generation</text:p>
          </draw:text-box>
        </draw:frame>
        <draw:frame draw:style-name="gr2" draw:layer="layout" svg:width="23cm" svg:height="11cm" svg:x="2.5cm" svg:y="5.7cm" presentation:class="object" presentation:placeholder="true">
          <draw:object xlink:href="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1T11">
        <draw:frame presentation:style-name="pr5" draw:layer="layout" svg:width="24cm" svg:height="3.256cm" svg:x="2cm" svg:y="1.762cm" presentation:class="title" presentation:user-transformed="true">
          <draw:text-box>
            <text:p>«Memory» problem</text:p>
          </draw:text-box>
        </draw:frame>
        <draw:frame draw:style-name="gr2" draw:layer="layout" svg:width="23cm" svg:height="11cm" svg:x="2.5cm" svg:y="5.7cm" presentation:class="object" presentation:placeholder="true">
          <draw:object xlink:href="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qua1" xlink:href="Pictures/100000000000031A00000253D1D24142.png" xlink:type="simple" xlink:show="embed" xlink:actuate="onLoad"/>
    <draw:fill-image draw:name="ashapes8" xlink:href="Pictures/1000000000000320000002589EFEFDEA.png" xlink:type="simple" xlink:show="embed" xlink:actuate="onLoad"/>
    <draw:fill-image draw:name="organic" xlink:href="Pictures/100000000000032000000258CA0C59C4.png" xlink:type="simple" xlink:show="embed" xlink:actuate="onLoad"/>
    <draw:fill-image draw:name="paper4" xlink:href="Pictures/100000000000032000000258931F8343.png" xlink:type="simple" xlink:show="embed" xlink:actuate="onLoad"/>
    <draw:fill-image draw:name="rectangles3" xlink:href="Pictures/1000000000000320000002581B42268A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paper-lyt-paper_7e_LT_7e_Gliederung_20_1" style:display-name="lyt-paper-lyt-paper~LT~Gliederung 1" style:family="presentation">
      <style:graphic-properties draw:stroke="none" draw:fill="none">
        <text:list-style style:name="lyt-paper-lyt-paper_7e_LT_7e_Gliederung_20_1" style:display-name="lyt-paper-lyt-paper~LT~Gliederung 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lyt-paper_7e_LT_7e_Gliederung_20_2" style:display-name="lyt-paper-lyt-paper~LT~Gliederung 2" style:family="presentation" style:parent-style-name="lyt-paper-lyt-paper_7e_LT_7e_Gliederung_20_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lyt-paper_7e_LT_7e_Gliederung_20_3" style:display-name="lyt-paper-lyt-paper~LT~Gliederung 3" style:family="presentation" style:parent-style-name="lyt-paper-lyt-paper_7e_LT_7e_Gliederung_20_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lyt-paper_7e_LT_7e_Gliederung_20_4" style:display-name="lyt-paper-lyt-paper~LT~Gliederung 4" style:family="presentation" style:parent-style-name="lyt-paper-lyt-paper_7e_LT_7e_Gliederung_20_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lyt-paper_7e_LT_7e_Gliederung_20_5" style:display-name="lyt-paper-lyt-paper~LT~Gliederung 5" style:family="presentation" style:parent-style-name="lyt-paper-lyt-paper_7e_LT_7e_Gliederung_20_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lyt-paper_7e_LT_7e_Gliederung_20_6" style:display-name="lyt-paper-lyt-paper~LT~Gliederung 6" style:family="presentation" style:parent-style-name="lyt-paper-lyt-paper_7e_LT_7e_Gliederung_20_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lyt-paper_7e_LT_7e_Gliederung_20_7" style:display-name="lyt-paper-lyt-paper~LT~Gliederung 7" style:family="presentation" style:parent-style-name="lyt-paper-lyt-paper_7e_LT_7e_Gliederung_20_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lyt-paper_7e_LT_7e_Gliederung_20_8" style:display-name="lyt-paper-lyt-paper~LT~Gliederung 8" style:family="presentation" style:parent-style-name="lyt-paper-lyt-paper_7e_LT_7e_Gliederung_20_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lyt-paper_7e_LT_7e_Gliederung_20_9" style:display-name="lyt-paper-lyt-paper~LT~Gliederung 9" style:family="presentation" style:parent-style-name="lyt-paper-lyt-paper_7e_LT_7e_Gliederung_20_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lyt-paper_7e_LT_7e_Hintergrund" style:display-name="lyt-paper-lyt-paper~LT~Hintergrund" style:family="presentation">
      <style:graphic-properties draw:stroke="none" draw:fill="bitmap" draw:fill-image-name="paper4" style:repeat="stretch"/>
    </style:style>
    <style:style style:name="lyt-paper-lyt-paper_7e_LT_7e_Hintergrundobjekte" style:display-name="lyt-paper-lyt-paper~LT~Hintergrundobjekte" style:family="presentation">
      <style:graphic-properties draw:shadow="hidden" draw:shadow-offset-x="0.3cm" draw:shadow-offset-y="0.3cm" draw:shadow-color="#808080"/>
    </style:style>
    <style:style style:name="lyt-paper-lyt-paper_7e_LT_7e_Notizen" style:display-name="lyt-paper-lyt-paper~LT~Notizen" style:family="presentation">
      <style:graphic-properties draw:stroke="none" draw:fill="none">
        <text:list-style style:name="lyt-paper-lyt-paper_7e_LT_7e_Notizen" style:display-name="lyt-paper-lyt-paper~LT~Notize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lyt-paper_7e_LT_7e_Titel" style:display-name="lyt-paper-lyt-paper~LT~Titel" style:family="presentation">
      <style:graphic-properties draw:stroke="none" draw:fill="none" draw:textarea-vertical-align="middle">
        <text:list-style style:name="lyt-paper-lyt-paper_7e_LT_7e_Titel" style:display-name="lyt-paper-lyt-paper~LT~Tite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paper-lyt-paper_7e_LT_7e_Untertitel" style:display-name="lyt-paper-lyt-paper~LT~Untertitel" style:family="presentation">
      <style:graphic-properties draw:stroke="none" draw:fill="none" draw:textarea-vertical-align="middle">
        <text:list-style style:name="lyt-paper-lyt-paper_7e_LT_7e_Untertitel" style:display-name="lyt-paper-lyt-paper~LT~Untertite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yt-paper-lyt-paper_7e_LT_7e_Hintergrundobjekte">
      <style:graphic-properties draw:stroke="none" draw:fill="none" draw:fill-color="#ffffff" draw:auto-grow-height="false" fo:min-height="1.449cm"/>
    </style:style>
    <style:style style:name="Mpr2" style:family="presentation" style:parent-style-name="lyt-paper-lyt-paper_7e_LT_7e_Hintergrundobjekte">
      <style:graphic-properties draw:stroke="none" draw:fill="none" draw:fill-color="#ffffff" draw:auto-grow-height="false" fo:min-height="1.485cm"/>
    </style:style>
    <style:style style:name="Mpr3" style:family="presentation" style:parent-style-name="lyt-paper-lyt-paper_7e_LT_7e_Hintergrundobjekte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11</text:page-number></text:p>
        </draw:text-box>
      </draw:frame>
    </style:handout-master>
    <style:master-page style:name="lyt-paper" style:page-layout-name="PM1" draw:style-name="Mdp1">
      <office:forms form:automatic-focus="false" form:apply-design-mode="false"/>
      <draw:frame presentation:style-name="lyt-paper-lyt-paper_7e_LT_7e_Titel" draw:layer="backgroundobjects" svg:width="24cm" svg:height="3.506cm" svg:x="2cm" svg:y="1.637cm" presentation:class="title" presentation:placeholder="true">
        <draw:text-box/>
      </draw:frame>
      <draw:frame presentation:style-name="lyt-paper-lyt-paper_7e_LT_7e_Gliederung_20_1" draw:layer="backgroundobjects" svg:width="23cm" svg:height="11cm" svg:x="2.5cm" svg:y="5.7cm" presentation:class="outline" presentation:placeholder="true">
        <draw:text-box/>
      </draw:frame>
      <draw:frame presentation:style-name="Mpr1" draw:text-style-name="MP3" draw:layer="backgroundobjects" svg:width="6.523cm" svg:height="1.448cm" svg:x="2.2cm" svg:y="17.8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676cm" svg:y="17.8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19.476cm" svg:y="17.831cm" presentation:class="page-number">
        <draw:text-box>
          <text:p text:style-name="MP5"><text:span text:style-name="MT1"><text:page-number>1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paper-lyt-paper_7e_LT_7e_Titel" draw:layer="backgroundobjects" svg:width="14.848cm" svg:height="11.136cm" svg:x="3.075cm" svg:y="2.257cm" presentation:class="page"/>
        <draw:frame presentation:style-name="lyt-paper-lyt-paper_7e_LT_7e_Notizen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09-05-15T17:53:22.28</dc:date>
    <dc:creator>Ivan Ivanov</dc:creator>
    <meta:editing-duration>PT05H31M53S</meta:editing-duration>
    <meta:editing-cycles>18</meta:editing-cycles>
    <meta:generator>OpenOffice.org/3.0$Win32 OpenOffice.org_project/300m9$Build-9358</meta:generator>
    <meta:document-statistic meta:object-count="68"/>
    <meta:user-defined meta:name="Info 1"/>
    <meta:user-defined meta:name="Info 2"/>
    <meta:user-defined meta:name="Info 3"/>
    <meta:user-defined meta:name="Info 4"/>
  </office:meta>
</office:document-meta>
</file>